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ularSustainableConsumption" style:family="table">
      <style:table-properties style:width="6.7514in" fo:margin-left="0in" table:align="left"/>
    </style:style>
    <style:style style:name="RegularSustainableConsumption.A" style:family="table-column">
      <style:table-column-properties style:column-width="1.6722in"/>
    </style:style>
    <style:style style:name="RegularSustainableConsumption.B" style:family="table-column">
      <style:table-column-properties style:column-width="2.6375in"/>
    </style:style>
    <style:style style:name="RegularSustainableConsumption.C" style:family="table-column">
      <style:table-column-properties style:column-width="1.1917in"/>
    </style:style>
    <style:style style:name="RegularSustainableConsumption.D" style:family="table-column">
      <style:table-column-properties style:column-width="1.25in"/>
    </style:style>
    <style:style style:name="RegularSustainableConsumption.A1" style:family="table-cell">
      <style:table-cell-properties style:vertical-align="middle" fo:background-color="#b2b2b2" fo:padding="0.0382in" fo:border-left="1pt groove #000000" fo:border-right="none" fo:border-top="1pt groove #000000" fo:border-bottom="1pt groove #000000">
        <style:background-image/>
      </style:table-cell-properties>
    </style:style>
    <style:style style:name="RegularSustainableConsumption.B1" style:family="table-cell">
      <style:table-cell-properties style:vertical-align="middle" fo:background-color="#b2b2b2" fo:padding="0.0382in" fo:border-left="none" fo:border-right="none" fo:border-top="1pt groove #000000" fo:border-bottom="1pt groove #000000">
        <style:background-image/>
      </style:table-cell-properties>
    </style:style>
    <style:style style:name="RegularSustainableConsumption.D1" style:family="table-cell">
      <style:table-cell-properties style:vertical-align="middle" fo:background-color="#b2b2b2" fo:padding="0.0382in" fo:border-left="none" fo:border-right="1pt groove #000000" fo:border-top="1pt groove #000000" fo:border-bottom="1pt groove #000000">
        <style:background-image/>
      </style:table-cell-properties>
    </style:style>
    <style:style style:name="RegularSustainableConsumption.A2" style:family="table-cell">
      <style:table-cell-properties fo:padding="0.0382in" fo:border="0.05pt solid #000000"/>
    </style:style>
    <style:style style:name="RegularSustainableConsumption.B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C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D2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RegularSustainableConsumption.A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13cb57" officeooo:paragraph-rsid="0013cb57"/>
    </style:style>
    <style:style style:name="P2" style:family="paragraph" style:parent-style-name="Table_20_Contents">
      <style:text-properties officeooo:rsid="0020f972" officeooo:paragraph-rsid="0020f972"/>
    </style:style>
    <style:style style:name="P3" style:family="paragraph" style:parent-style-name="Table_20_Contents">
      <style:paragraph-properties fo:text-align="start" style:justify-single-word="false"/>
      <style:text-properties officeooo:rsid="0020f972" officeooo:paragraph-rsid="0020f972"/>
    </style:style>
    <style:style style:name="P4" style:family="paragraph" style:parent-style-name="Table_20_Contents">
      <style:text-properties officeooo:rsid="00215104" officeooo:paragraph-rsid="00215104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rsid="002e94af" officeooo:paragraph-rsid="002e94af"/>
    </style:style>
    <style:style style:name="P7" style:family="paragraph" style:parent-style-name="Table_20_Contents">
      <style:paragraph-properties fo:text-align="start" style:justify-single-word="false"/>
      <style:text-properties officeooo:rsid="002e94af" officeooo:paragraph-rsid="002e94af"/>
    </style:style>
    <style:style style:name="P8" style:family="paragraph" style:parent-style-name="Table_20_Contents">
      <style:text-properties officeooo:rsid="0033ebec" officeooo:paragraph-rsid="0033ebec"/>
    </style:style>
    <style:style style:name="P9" style:family="paragraph" style:parent-style-name="Table_20_Contents">
      <style:text-properties officeooo:rsid="0034d661" officeooo:paragraph-rsid="0034d661"/>
    </style:style>
    <style:style style:name="P10" style:family="paragraph" style:parent-style-name="Table_20_Contents">
      <style:paragraph-properties fo:text-align="start" style:justify-single-word="false"/>
      <style:text-properties officeooo:rsid="0034d661" officeooo:paragraph-rsid="0034d661"/>
    </style:style>
    <style:style style:name="P11" style:family="paragraph" style:parent-style-name="Table_20_Contents">
      <style:paragraph-properties fo:text-align="center" style:justify-single-word="false"/>
      <style:text-properties officeooo:rsid="003a1398" officeooo:paragraph-rsid="003a1398"/>
    </style:style>
    <style:style style:name="P12" style:family="paragraph" style:parent-style-name="Table_20_Contents">
      <style:text-properties officeooo:rsid="003c4738" officeooo:paragraph-rsid="003c4738"/>
    </style:style>
    <style:style style:name="P13" style:family="paragraph" style:parent-style-name="Table_20_Contents">
      <style:paragraph-properties fo:text-align="start" style:justify-single-word="false"/>
      <style:text-properties officeooo:rsid="003c4738" officeooo:paragraph-rsid="003c4738"/>
    </style:style>
    <style:style style:name="P14" style:family="paragraph" style:parent-style-name="Table_20_Contents">
      <style:text-properties officeooo:rsid="003c5a26" officeooo:paragraph-rsid="003c5a26"/>
    </style:style>
    <style:style style:name="P15" style:family="paragraph" style:parent-style-name="Table_20_Contents">
      <style:paragraph-properties fo:text-align="start" style:justify-single-word="false"/>
      <style:text-properties officeooo:rsid="003c5a26" officeooo:paragraph-rsid="003c5a26"/>
    </style:style>
    <style:style style:name="P16" style:family="paragraph" style:parent-style-name="Table_20_Contents">
      <style:text-properties officeooo:rsid="003d8d9f" officeooo:paragraph-rsid="003d8d9f"/>
    </style:style>
    <style:style style:name="P17" style:family="paragraph" style:parent-style-name="Table_20_Contents">
      <style:paragraph-properties fo:text-align="start" style:justify-single-word="false"/>
      <style:text-properties officeooo:rsid="003d8d9f" officeooo:paragraph-rsid="003d8d9f"/>
    </style:style>
    <style:style style:name="P18" style:family="paragraph" style:parent-style-name="Table_20_Contents">
      <style:paragraph-properties fo:text-align="center" style:justify-single-word="false"/>
      <style:text-properties officeooo:rsid="00412661" officeooo:paragraph-rsid="00412661"/>
    </style:style>
    <style:style style:name="P19" style:family="paragraph" style:parent-style-name="Table_20_Contents">
      <style:paragraph-properties fo:text-align="start" style:justify-single-word="false"/>
      <style:text-properties officeooo:rsid="00412661" officeooo:paragraph-rsid="00412661"/>
    </style:style>
    <style:style style:name="P20" style:family="paragraph" style:parent-style-name="Table_20_Contents">
      <style:paragraph-properties fo:text-align="start" style:justify-single-word="false"/>
      <style:text-properties officeooo:rsid="00247436" officeooo:paragraph-rsid="00247436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officeooo:rsid="00350fe6" officeooo:paragraph-rsid="00350fe6"/>
    </style:style>
    <style:style style:name="P23" style:family="paragraph" style:parent-style-name="Table_20_Contents">
      <style:paragraph-properties fo:text-align="start" style:justify-single-word="false"/>
      <style:text-properties officeooo:rsid="00383d2e" officeooo:paragraph-rsid="00383d2e"/>
    </style:style>
    <style:style style:name="P24" style:family="paragraph" style:parent-style-name="Table_20_Contents">
      <style:paragraph-properties fo:text-align="start" style:justify-single-word="false"/>
      <style:text-properties officeooo:rsid="0041e8da" officeooo:paragraph-rsid="0041e8da"/>
    </style:style>
    <style:style style:name="P25" style:family="paragraph" style:parent-style-name="Table_20_Contents">
      <style:paragraph-properties fo:text-align="center" style:justify-single-word="false"/>
      <style:text-properties officeooo:rsid="0044584e" officeooo:paragraph-rsid="0044584e"/>
    </style:style>
    <style:style style:name="P26" style:family="paragraph" style:parent-style-name="Table_20_Contents">
      <style:paragraph-properties fo:text-align="start" style:justify-single-word="false"/>
      <style:text-properties officeooo:rsid="00449913" officeooo:paragraph-rsid="00449913"/>
    </style:style>
    <style:style style:name="P27" style:family="paragraph" style:parent-style-name="Table_20_Contents">
      <style:paragraph-properties fo:text-align="center" style:justify-single-word="false"/>
      <style:text-properties officeooo:rsid="00469413" officeooo:paragraph-rsid="00469413"/>
    </style:style>
    <style:style style:name="P28" style:family="paragraph" style:parent-style-name="Table_20_Contents">
      <style:paragraph-properties fo:text-align="center" style:justify-single-word="false"/>
      <style:text-properties officeooo:rsid="00480eca" officeooo:paragraph-rsid="00480eca"/>
    </style:style>
    <style:style style:name="P29" style:family="paragraph" style:parent-style-name="Text_20_body">
      <style:text-properties officeooo:rsid="0015ad55" officeooo:paragraph-rsid="0015ad55"/>
    </style:style>
    <style:style style:name="P30" style:family="paragraph" style:parent-style-name="Text_20_body">
      <style:text-properties officeooo:rsid="0015ad55" officeooo:paragraph-rsid="00170db2"/>
    </style:style>
    <style:style style:name="P31" style:family="paragraph" style:parent-style-name="Text_20_body">
      <style:text-properties officeooo:rsid="00170db2" officeooo:paragraph-rsid="00183d96"/>
    </style:style>
    <style:style style:name="P32" style:family="paragraph" style:parent-style-name="Text_20_body">
      <style:text-properties officeooo:rsid="0019dba6" officeooo:paragraph-rsid="001f1b95"/>
    </style:style>
    <style:style style:name="P33" style:family="paragraph" style:parent-style-name="Text_20_body">
      <style:text-properties officeooo:rsid="001a99d4" officeooo:paragraph-rsid="001a99d4"/>
    </style:style>
    <style:style style:name="P34" style:family="paragraph" style:parent-style-name="Text_20_body">
      <style:text-properties officeooo:rsid="001fe14d" officeooo:paragraph-rsid="001fe14d"/>
    </style:style>
    <style:style style:name="P35" style:family="paragraph" style:parent-style-name="Table_20_Heading">
      <style:text-properties officeooo:rsid="0020692e" officeooo:paragraph-rsid="0020692e"/>
    </style:style>
    <style:style style:name="P36" style:family="paragraph" style:parent-style-name="Table_20_Heading">
      <style:text-properties officeooo:rsid="003f505a" officeooo:paragraph-rsid="003f505a"/>
    </style:style>
    <style:style style:name="P37" style:family="paragraph" style:parent-style-name="Subtitle">
      <style:text-properties officeooo:rsid="0014e46c" officeooo:paragraph-rsid="0014e46c"/>
    </style:style>
    <style:style style:name="P38" style:family="paragraph" style:parent-style-name="Footnote">
      <style:text-properties officeooo:rsid="002808c2" officeooo:paragraph-rsid="002808c2"/>
    </style:style>
    <style:style style:name="P39" style:family="paragraph" style:parent-style-name="Footnote">
      <style:text-properties officeooo:rsid="00290ba6" officeooo:paragraph-rsid="00290ba6"/>
    </style:style>
    <style:style style:name="P40" style:family="paragraph" style:parent-style-name="Footnote">
      <style:text-properties officeooo:rsid="002c027a" officeooo:paragraph-rsid="002c027a"/>
    </style:style>
    <style:style style:name="P41" style:family="paragraph" style:parent-style-name="Footnote">
      <style:text-properties officeooo:rsid="002e3dc2" officeooo:paragraph-rsid="002e3dc2"/>
    </style:style>
    <style:style style:name="P42" style:family="paragraph" style:parent-style-name="Footnote">
      <style:text-properties officeooo:rsid="00333698" officeooo:paragraph-rsid="00333698"/>
    </style:style>
    <style:style style:name="P43" style:family="paragraph" style:parent-style-name="Footnote">
      <style:text-properties officeooo:rsid="0033ebec" officeooo:paragraph-rsid="0033ebec"/>
    </style:style>
    <style:style style:name="P44" style:family="paragraph" style:parent-style-name="Table">
      <style:paragraph-properties fo:keep-with-next="always"/>
    </style:style>
    <style:style style:name="P45" style:family="paragraph" style:parent-style-name="Heading_20_1">
      <style:text-properties officeooo:rsid="001fe14d" officeooo:paragraph-rsid="001fe14d"/>
    </style:style>
    <style:style style:name="P46" style:family="paragraph" style:parent-style-name="Table_20_Contents">
      <style:text-properties officeooo:rsid="004a4726" officeooo:paragraph-rsid="004a4726"/>
    </style:style>
    <style:style style:name="P47" style:family="paragraph" style:parent-style-name="Table_20_Contents">
      <style:paragraph-properties fo:text-align="start" style:justify-single-word="false"/>
      <style:text-properties officeooo:rsid="004a4726" officeooo:paragraph-rsid="004a4726"/>
    </style:style>
    <style:style style:name="P48" style:family="paragraph" style:parent-style-name="Table_20_Contents">
      <style:paragraph-properties fo:text-align="center" style:justify-single-word="false"/>
      <style:text-properties officeooo:rsid="004a4726" officeooo:paragraph-rsid="004a4726"/>
    </style:style>
    <style:style style:name="T1" style:family="text">
      <style:text-properties officeooo:rsid="001665e8"/>
    </style:style>
    <style:style style:name="T2" style:family="text">
      <style:text-properties officeooo:rsid="00170db2"/>
    </style:style>
    <style:style style:name="T3" style:family="text">
      <style:text-properties officeooo:rsid="00183d96"/>
    </style:style>
    <style:style style:name="T4" style:family="text">
      <style:text-properties officeooo:rsid="001c2df1"/>
    </style:style>
    <style:style style:name="T5" style:family="text">
      <style:text-properties officeooo:rsid="001d7e1b"/>
    </style:style>
    <style:style style:name="T6" style:family="text">
      <style:text-properties officeooo:rsid="001f1b95"/>
    </style:style>
    <style:style style:name="T7" style:family="text">
      <style:text-properties officeooo:rsid="0020f972"/>
    </style:style>
    <style:style style:name="T8" style:family="text">
      <style:text-properties officeooo:rsid="00215104"/>
    </style:style>
    <style:style style:name="T9" style:family="text">
      <style:text-properties officeooo:rsid="002758c5"/>
    </style:style>
    <style:style style:name="T10" style:family="text">
      <style:text-properties officeooo:rsid="002808c2"/>
    </style:style>
    <style:style style:name="T11" style:family="text">
      <style:text-properties officeooo:rsid="0031374e"/>
    </style:style>
    <style:style style:name="T12" style:family="text">
      <style:text-properties officeooo:rsid="00316ac7"/>
    </style:style>
    <style:style style:name="T13" style:family="text">
      <style:text-properties officeooo:rsid="00333698"/>
    </style:style>
    <style:style style:name="T14" style:family="text">
      <style:text-properties officeooo:rsid="0033ebec"/>
    </style:style>
    <style:style style:name="T15" style:family="text">
      <style:text-properties officeooo:rsid="00350fe6"/>
    </style:style>
    <style:style style:name="T16" style:family="text">
      <style:text-properties officeooo:rsid="0036e50a"/>
    </style:style>
    <style:style style:name="T17" style:family="text">
      <style:text-properties officeooo:rsid="00433366"/>
    </style:style>
    <style:style style:name="T18" style:family="text">
      <style:text-properties officeooo:rsid="00434424"/>
    </style:style>
    <style:style style:name="T19" style:family="text">
      <style:text-properties officeooo:rsid="0045ff25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obert Orzanna</text:p>
      <text:p text:style-name="P37">#degrowth #sustainable-consumption #ubuntu #linux <text:line-break/>#open-source #guitar #minimalism #podcasts #<text:span text:style-name="T11">languages</text:span></text:p>
      <text:h text:style-name="Heading_20_1" text:outline-level="1">Who am I?</text:h>
      <text:p text:style-name="P29">I am a young person seeking to understand what it means to be human. I feel <text:span text:style-name="T4">that at present</text:span> I am <text:span text:style-name="T4">moving</text:span> from <text:span text:style-name="T12">a</text:span> convergence<text:note text:id="ftn1" text:note-class="footnote"><text:note-citation>1</text:note-citation><text:note-body><text:p text:style-name="P38">Convergence is important and there is nothing wrong about it. I recommend you listen to <text:a xlink:type="simple" xlink:href="https://soundcloud.com/goodlifeproject/advice-for-my-20-year-old-self" text:style-name="Internet_20_link" text:visited-style-name="Visited_20_Internet_20_Link">Advice for my 20 year old self</text:a>.</text:p></text:note-body></text:note> <text:span text:style-name="T12">phase </text:span>over to divergence, <text:span text:style-name="T9">bringing in a better focus into my life</text:span>.</text:p>
      <text:h text:style-name="Heading_20_1" text:outline-level="1">Why this website?</text:h>
      <text:p text:style-name="P33">Primarily this website is meant for myself to help me remember <text:span text:style-name="T4">t</text:span>he answers to the questions I keep asking myself <text:span text:style-name="T4">repeatedly</text:span>. <text:span text:style-name="T10">If they did answer your questions as well or spark even new ones, then I would love to hear from you by email</text:span><text:span text:style-name="T10"><text:note text:id="ftn2" text:note-class="footnote"><text:note-citation>2</text:note-citation><text:note-body><text:p text:style-name="P38">My email is my first name at my last name dot de.</text:p></text:note-body></text:note></text:span><text:span text:style-name="T10">.</text:span></text:p>
      <text:h text:style-name="Heading_20_1" text:outline-level="1">What do I identify with?</text:h>
      <text:p text:style-name="P30">I identify myself through the activities I do regularly. <text:span text:style-name="T1">I form part of Sheetgo to help people meet societal challenges through connected spreadsheets</text:span><text:span text:style-name="T1"><text:note text:id="ftn3" text:note-class="footnote"><text:note-citation>3</text:note-citation><text:note-body><text:p text:style-name="P39">I recommend you watch <text:a xlink:type="simple" xlink:href="https://www.youtube.com/watch?v=3OlXSgtCMDw" text:style-name="Internet_20_link" text:visited-style-name="Visited_20_Internet_20_Link">Linktelligence: Creating Advanced Connected Spreadsheets</text:a>.</text:p></text:note-body></text:note></text:span><text:span text:style-name="T1">. I approve subtitles for the Amara</text:span><text:span text:style-name="T1"><text:note text:id="ftn4" text:note-class="footnote"><text:note-citation>4</text:note-citation><text:note-body><text:p text:style-name="P39"><text:a xlink:type="simple" xlink:href="https://www.amara.org/en/" text:style-name="Internet_20_link" text:visited-style-name="Visited_20_Internet_20_Link">https://www.amara.org/en/</text:a></text:p></text:note-body></text:note></text:span><text:span text:style-name="T1"> foundation. I am involved in the open-source software movement</text:span><text:span text:style-name="T1"><text:note text:id="ftn5" text:note-class="footnote"><text:note-citation>5</text:note-citation><text:note-body><text:p text:style-name="P39">Mostly Ubuntu MATE at present.</text:p></text:note-body></text:note></text:span><text:span text:style-name="T1">. I help Research &amp; Degrowth</text:span><text:span text:style-name="T1"><text:note text:id="ftn6" text:note-class="footnote"><text:note-citation>6</text:note-citation><text:note-body><text:p text:style-name="P39"><text:a xlink:type="simple" xlink:href="https://degrowth.org/" text:style-name="Internet_20_link" text:visited-style-name="Visited_20_Internet_20_Link">https://degrowth.org/</text:a></text:p></text:note-body></text:note></text:span><text:span text:style-name="T1"> and SCORAI</text:span><text:span text:style-name="T1"><text:note text:id="ftn7" text:note-class="footnote"><text:note-citation>7</text:note-citation><text:note-body><text:p text:style-name="P39"><text:a xlink:type="simple" xlink:href="http://scorai.org/" text:style-name="Internet_20_link" text:visited-style-name="Visited_20_Internet_20_Link">http://scorai.org/</text:a></text:p></text:note-body></text:note></text:span><text:span text:style-name="T1"> with their outreach through online communication. I listen to podcasts</text:span><text:span text:style-name="T1"><text:note text:id="ftn8" text:note-class="footnote"><text:note-citation>8</text:note-citation><text:note-body><text:p text:style-name="P39">You can find my favourite podcasts in the table below.</text:p></text:note-body></text:note></text:span><text:span text:style-name="T1">, coordinate</text:span><text:span text:style-name="T1"><text:note text:id="ftn9" text:note-class="footnote"><text:note-citation>9</text:note-citation><text:note-body><text:p text:style-name="P39">See the <text:a xlink:type="simple" xlink:href="https://degrowthaudiobook.wordpress.com/" text:style-name="Internet_20_link" text:visited-style-name="Visited_20_Internet_20_Link">Degrowth Audiobook Podcast</text:a>.</text:p></text:note-body></text:note></text:span><text:span text:style-name="T1">, and record</text:span><text:span text:style-name="T1"><text:note text:id="ftn10" text:note-class="footnote"><text:note-citation>10</text:note-citation><text:note-body><text:p text:style-name="P39">My current hobby podcast is <text:a xlink:type="simple" xlink:href="https://shoutengine.com/ShortStories" text:style-name="Internet_20_link" text:visited-style-name="Visited_20_Internet_20_Link">Short Stories</text:a>.</text:p></text:note-body></text:note></text:span><text:span text:style-name="T1"> them.</text:span></text:p>
      <text:h text:style-name="Heading_20_1" text:outline-level="1">What <text:span text:style-name="T2">are my life learning lessons?</text:span></text:h>
      <text:p text:style-name="P31"><text:span text:style-name="T5">I came to realise that a morning routine is very important to iteratively improve a certain condition. </text:span>I start <text:span text:style-name="T5">my </text:span>day <text:span text:style-name="T5">usually </text:span>at 05:25 AM. <text:span text:style-name="T3">I wash my nose with salt. I drink a litre of water with a little bit </text:span>of apple cid<text:span text:style-name="T13">re</text:span> vinegar. <text:span text:style-name="T3">I make myself </text:span>a good coffee <text:span text:style-name="T3">and go </text:span>through my <text:span text:style-name="T3">web bookmark folder that contains a list of daily websites I find important to take a look at. This includes email and several side tasks. Then I do some e</text:span>xercising and stretching. <text:span text:style-name="T3">I play the guitar and </text:span>finally <text:span text:style-name="T3">enjoy</text:span> a good breakfast <text:span text:style-name="T3">before starting my work day. </text:span></text:p>
      <text:p text:style-name="P31"><text:span text:style-name="T3">I work at a</text:span> standing desk <text:span text:style-name="T3">and use a program to remind myself to take regular breaks from work</text:span><text:span text:style-name="T3"><text:note text:id="ftn11" text:note-class="footnote"><text:note-citation>11</text:note-citation><text:note-body><text:p text:style-name="P42"><text:a xlink:type="simple" xlink:href="https://github.com/slgobinath/SafeEyes" text:style-name="Internet_20_link" text:visited-style-name="Visited_20_Internet_20_Link">https://github.com/slgobinath/SafeEyes</text:a></text:p></text:note-body></text:note></text:span><text:span text:style-name="T3">. I t</text:span>ry not to use my laptop after working hours <text:span text:style-name="T3">to avoid new input that re-accelerates my mind instead </text:span><text:soft-page-break/><text:span text:style-name="T3">of calming it down. I go to </text:span>bed around 10:00 PM to maintain a decent sleep cycle. And very important <text:span text:style-name="T3">— I </text:span>make the weekends different from my weekly routine.</text:p>
      <text:h text:style-name="P45" text:outline-level="1">What am I <text:span text:style-name="T14">a little bit </text:span>proud of?</text:h>
      <text:p text:style-name="P34">I cannot help myself but feel a little bit of pride that my co-authored publication “Culture meets Flows: The Cultural Dimension of Urban Metabolism”<text:note text:id="ftn12" text:note-class="footnote"><text:note-citation>12</text:note-citation><text:note-body><text:p text:style-name="P40">You can read the article <text:a xlink:type="simple" xlink:href="http://www.orzanna.de/culture-urban-metabolism.pdf" text:style-name="Internet_20_link" text:visited-style-name="Visited_20_Internet_20_Link">here</text:a>.</text:p></text:note-body></text:note> had been cited by the German Advisory Council on Global Change (WBGU) in their report “Humanity on the move: Unlocking the transformative power of cities”<text:note text:id="ftn13" text:note-class="footnote"><text:note-citation>13</text:note-citation><text:note-body><text:p text:style-name="P40"><text:a xlink:type="simple" xlink:href="http://www.wbgu.de/en/flagship-reports/fr-2016-urbanization/" text:style-name="Internet_20_link" text:visited-style-name="Visited_20_Internet_20_Link">http://www.wbgu.de/en/flagship-reports/fr-2016-urbanization/</text:a></text:p></text:note-body></text:note>.</text:p>
      <text:h text:style-name="Heading_20_1" text:outline-level="1">What <text:span text:style-name="T1">makes me curious at present</text:span>?</text:h>
      <text:p text:style-name="P32">I try to understand and make sense of my own consumption patterns. <text:span text:style-name="T6">I guess my goal is to minimise my consumption to a minimum to keep my carbon footprint low. Furthermore, I have limited time and resources. I shall use them wisely for the things that I truly care about and ignore all the rest. I call this work-in-progress project the “Table of Regular Sustainable Consumption”</text:span><text:span text:style-name="T6"><text:note text:id="ftn14" text:note-class="footnote"><text:note-citation>14</text:note-citation><text:note-body><text:p text:style-name="P43">At present this table only includes things I consume in my private life and exludes things I consume at work.</text:p></text:note-body></text:note></text:span><text:span text:style-name="T6">.</text:span></text:p>
      <text:p text:style-name="P44">Table <text:sequence text:ref-name="refTable0" text:name="Table" text:formula="ooow:Table+1" style:num-format="1">1</text:sequence>: Regular sustainable consumption</text:p>
      <table:table table:name="RegularSustainableConsumption" table:style-name="RegularSustainableConsumption">
        <table:table-column table:style-name="RegularSustainableConsumption.A"/>
        <table:table-column table:style-name="RegularSustainableConsumption.B"/>
        <table:table-column table:style-name="RegularSustainableConsumption.C"/>
        <table:table-column table:style-name="RegularSustainableConsumption.D"/>
        <table:table-row>
          <table:table-cell table:style-name="RegularSustainableConsumption.A1" office:value-type="string">
            <text:p text:style-name="P35">Product</text:p>
          </table:table-cell>
          <table:table-cell table:style-name="RegularSustainableConsumption.B1" office:value-type="string">
            <text:p text:style-name="P36">Utility</text:p>
          </table:table-cell>
          <table:table-cell table:style-name="RegularSustainableConsumption.B1" office:value-type="string">
            <text:p text:style-name="P35">Stage 1:<text:line-break/><text:span text:style-name="T8">Financial<text:line-break/>contribution</text:span></text:p>
          </table:table-cell>
          <table:table-cell table:style-name="RegularSustainableConsumption.D1" office:value-type="string">
            <text:p text:style-name="P35">Stage 2: <text:line-break/><text:span text:style-name="T8">Time<text:line-break/>c</text:span>ontribut<text:span text:style-name="T8">ion</text:span></text:p>
          </table:table-cell>
        </table:table-row>
        <table:table-row>
          <table:table-cell table:style-name="RegularSustainableConsumption.A2" office:value-type="string">
            <text:p text:style-name="P8">GNU</text:p>
          </table:table-cell>
          <table:table-cell table:style-name="RegularSustainableConsumption.B2" office:value-type="string">
            <text:p text:style-name="P20"/>
          </table:table-cell>
          <table:table-cell table:style-name="RegularSustainableConsumption.C2" office:value-type="string">
            <text:p text:style-name="P5"/>
          </table:table-cell>
          <table:table-cell table:style-name="RegularSustainableConsumption.D2" office:value-type="string">
            <text:p text:style-name="P5"/>
          </table:table-cell>
        </table:table-row>
        <table:table-row>
          <table:table-cell table:style-name="RegularSustainableConsumption.A3" office:value-type="string">
            <text:p text:style-name="P4">Debian</text:p>
          </table:table-cell>
          <table:table-cell table:style-name="RegularSustainableConsumption.B3" office:value-type="string">
            <text:p text:style-name="P20">Software</text:p>
          </table:table-cell>
          <table:table-cell table:style-name="RegularSustainableConsumption.C3" office:value-type="string">
            <text:p text:style-name="P5"/>
          </table:table-cell>
          <table:table-cell table:style-name="RegularSustainableConsumption.D3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Ubuntu</text:p>
          </table:table-cell>
          <table:table-cell table:style-name="RegularSustainableConsumption.B4" office:value-type="string">
            <text:p text:style-name="P20">Software</text:p>
          </table:table-cell>
          <table:table-cell table:style-name="RegularSustainableConsumption.C4" office:value-type="string">
            <text:p text:style-name="P5"/>
          </table:table-cell>
          <table:table-cell table:style-name="RegularSustainableConsumption.D4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MATE</text:p>
          </table:table-cell>
          <table:table-cell table:style-name="RegularSustainableConsumption.B5" office:value-type="string">
            <text:p text:style-name="P20">Software</text:p>
          </table:table-cell>
          <table:table-cell table:style-name="RegularSustainableConsumption.C5" office:value-type="string">
            <text:p text:style-name="P5"/>
          </table:table-cell>
          <table:table-cell table:style-name="RegularSustainableConsumption.D5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2">Ubuntu MATE</text:p>
          </table:table-cell>
          <table:table-cell table:style-name="RegularSustainableConsumption.B6" office:value-type="string">
            <text:p text:style-name="P19">The Linux distribution that allows me to get my work done efficiently</text:p>
          </table:table-cell>
          <table:table-cell table:style-name="RegularSustainableConsumption.C6" office:value-type="string">
            <text:p text:style-name="P18">X</text:p>
          </table:table-cell>
          <table:table-cell table:style-name="RegularSustainableConsumption.D6" office:value-type="string">
            <text:p text:style-name="P28">X</text:p>
          </table:table-cell>
        </table:table-row>
        <table:table-row>
          <table:table-cell table:style-name="RegularSustainableConsumption.A72" office:value-type="string">
            <text:p text:style-name="P12">Master PDF Editor</text:p>
          </table:table-cell>
          <table:table-cell table:style-name="RegularSustainableConsumption.B7" office:value-type="string">
            <text:p text:style-name="P13">Software</text:p>
          </table:table-cell>
          <table:table-cell table:style-name="RegularSustainableConsumption.C7" office:value-type="string">
            <text:p text:style-name="P5"/>
          </table:table-cell>
          <table:table-cell table:style-name="RegularSustainableConsumption.D7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2">LibreOffice</text:p>
          </table:table-cell>
          <table:table-cell table:style-name="RegularSustainableConsumption.B8" office:value-type="string">
            <text:p text:style-name="P20">Software</text:p>
          </table:table-cell>
          <table:table-cell table:style-name="RegularSustainableConsumption.C8" office:value-type="string">
            <text:p text:style-name="P5"/>
          </table:table-cell>
          <table:table-cell table:style-name="RegularSustainableConsumption.D8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TLP</text:p>
          </table:table-cell>
          <table:table-cell table:style-name="RegularSustainableConsumption.B9" office:value-type="string">
            <text:p text:style-name="P20">Software</text:p>
          </table:table-cell>
          <table:table-cell table:style-name="RegularSustainableConsumption.C9" office:value-type="string">
            <text:p text:style-name="P5"/>
          </table:table-cell>
          <table:table-cell table:style-name="RegularSustainableConsumption.D9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SMPlayer</text:p>
          </table:table-cell>
          <table:table-cell table:style-name="RegularSustainableConsumption.B10" office:value-type="string">
            <text:p text:style-name="P20">Software</text:p>
          </table:table-cell>
          <table:table-cell table:style-name="RegularSustainableConsumption.C10" office:value-type="string">
            <text:p text:style-name="P5"/>
          </table:table-cell>
          <table:table-cell table:style-name="RegularSustainableConsumption.D10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Green Recorder</text:p>
          </table:table-cell>
          <table:table-cell table:style-name="RegularSustainableConsumption.B11" office:value-type="string">
            <text:p text:style-name="P26">An easy to use software application to record desktop screencast<text:span text:style-name="T19">s</text:span></text:p>
          </table:table-cell>
          <table:table-cell table:style-name="RegularSustainableConsumption.C11" office:value-type="string">
            <text:p text:style-name="P27">X</text:p>
          </table:table-cell>
          <table:table-cell table:style-name="RegularSustainableConsumption.D11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Peek</text:p>
          </table:table-cell>
          <table:table-cell table:style-name="RegularSustainableConsumption.B12" office:value-type="string">
            <text:p text:style-name="P20">Software</text:p>
          </table:table-cell>
          <table:table-cell table:style-name="RegularSustainableConsumption.C12" office:value-type="string">
            <text:p text:style-name="P5"/>
          </table:table-cell>
          <table:table-cell table:style-name="RegularSustainableConsumption.D12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Language Tool</text:p>
          </table:table-cell>
          <table:table-cell table:style-name="RegularSustainableConsumption.B13" office:value-type="string">
            <text:p text:style-name="P20">Software</text:p>
          </table:table-cell>
          <table:table-cell table:style-name="RegularSustainableConsumption.C13" office:value-type="string">
            <text:p text:style-name="P5"/>
          </table:table-cell>
          <table:table-cell table:style-name="RegularSustainableConsumption.D13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14">Authenticator</text:p>
          </table:table-cell>
          <table:table-cell table:style-name="RegularSustainableConsumption.B14" office:value-type="string">
            <text:p text:style-name="P15">Chrome Extension</text:p>
          </table:table-cell>
          <table:table-cell table:style-name="RegularSustainableConsumption.C14" office:value-type="string">
            <text:p text:style-name="P5"/>
          </table:table-cell>
          <table:table-cell table:style-name="RegularSustainableConsumption.D14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16">Autofill</text:p>
          </table:table-cell>
          <table:table-cell table:style-name="RegularSustainableConsumption.B15" office:value-type="string">
            <text:p text:style-name="P17">Chrome Extension</text:p>
          </table:table-cell>
          <table:table-cell table:style-name="RegularSustainableConsumption.C15" office:value-type="string">
            <text:p text:style-name="P5"/>
          </table:table-cell>
          <table:table-cell table:style-name="RegularSustainableConsumption.D15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Grammarly</text:p>
          </table:table-cell>
          <table:table-cell table:style-name="RegularSustainableConsumption.B16" office:value-type="string">
            <text:p text:style-name="P15">Chrome Extension</text:p>
          </table:table-cell>
          <table:table-cell table:style-name="RegularSustainableConsumption.C16" office:value-type="string">
            <text:p text:style-name="P5"/>
          </table:table-cell>
          <table:table-cell table:style-name="RegularSustainableConsumption.D16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Wikipedia</text:p>
          </table:table-cell>
          <table:table-cell table:style-name="RegularSustainableConsumption.B17" office:value-type="string">
            <text:p text:style-name="P20">Service</text:p>
          </table:table-cell>
          <table:table-cell table:style-name="RegularSustainableConsumption.C17" office:value-type="string">
            <text:p text:style-name="P5"/>
          </table:table-cell>
          <table:table-cell table:style-name="RegularSustainableConsumption.D17" office:value-type="string">
            <text:p text:style-name="P5"/>
          </table:table-cell>
        </table:table-row>
        <text:soft-page-break/>
        <table:table-row>
          <table:table-cell table:style-name="RegularSustainableConsumption.A72" office:value-type="string">
            <text:p text:style-name="P4">Hello Internet</text:p>
          </table:table-cell>
          <table:table-cell table:style-name="RegularSustainableConsumption.B18" office:value-type="string">
            <text:p text:style-name="P19">A podcast that makes me laugh and smile</text:p>
          </table:table-cell>
          <table:table-cell table:style-name="RegularSustainableConsumption.C18" office:value-type="string">
            <text:p text:style-name="P18">X</text:p>
          </table:table-cell>
          <table:table-cell table:style-name="RegularSustainableConsumption.D18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Late Night Linux</text:p>
          </table:table-cell>
          <table:table-cell table:style-name="RegularSustainableConsumption.B19" office:value-type="string">
            <text:p text:style-name="P20">Podcast</text:p>
          </table:table-cell>
          <table:table-cell table:style-name="RegularSustainableConsumption.C19" office:value-type="string">
            <text:p text:style-name="P5"/>
          </table:table-cell>
          <table:table-cell table:style-name="RegularSustainableConsumption.D19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Ubuntu Podcast</text:p>
          </table:table-cell>
          <table:table-cell table:style-name="RegularSustainableConsumption.B20" office:value-type="string">
            <text:p text:style-name="P20">Podcast</text:p>
          </table:table-cell>
          <table:table-cell table:style-name="RegularSustainableConsumption.C20" office:value-type="string">
            <text:p text:style-name="P5"/>
          </table:table-cell>
          <table:table-cell table:style-name="RegularSustainableConsumption.D20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Cortex</text:p>
          </table:table-cell>
          <table:table-cell table:style-name="RegularSustainableConsumption.B21" office:value-type="string">
            <text:p text:style-name="P20">Podcast</text:p>
          </table:table-cell>
          <table:table-cell table:style-name="RegularSustainableConsumption.C21" office:value-type="string">
            <text:p text:style-name="P5"/>
          </table:table-cell>
          <table:table-cell table:style-name="RegularSustainableConsumption.D21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On Being</text:p>
          </table:table-cell>
          <table:table-cell table:style-name="RegularSustainableConsumption.B22" office:value-type="string">
            <text:p text:style-name="P20">Podcast</text:p>
          </table:table-cell>
          <table:table-cell table:style-name="RegularSustainableConsumption.C22" office:value-type="string">
            <text:p text:style-name="P5"/>
          </table:table-cell>
          <table:table-cell table:style-name="RegularSustainableConsumption.D22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PC Games</text:p>
          </table:table-cell>
          <table:table-cell table:style-name="RegularSustainableConsumption.B23" office:value-type="string">
            <text:p text:style-name="P19">A podcast that makes me think of the days of my childhood</text:p>
          </table:table-cell>
          <table:table-cell table:style-name="RegularSustainableConsumption.C23" office:value-type="string">
            <text:p text:style-name="P18">X</text:p>
          </table:table-cell>
          <table:table-cell table:style-name="RegularSustainableConsumption.D23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Gamestar</text:p>
          </table:table-cell>
          <table:table-cell table:style-name="RegularSustainableConsumption.B24" office:value-type="string">
            <text:p text:style-name="P20">Podcast</text:p>
          </table:table-cell>
          <table:table-cell table:style-name="RegularSustainableConsumption.C24" office:value-type="string">
            <text:p text:style-name="P5"/>
          </table:table-cell>
          <table:table-cell table:style-name="RegularSustainableConsumption.D24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heute-show</text:p>
          </table:table-cell>
          <table:table-cell table:style-name="RegularSustainableConsumption.B25" office:value-type="string">
            <text:p text:style-name="P20">Podcast</text:p>
          </table:table-cell>
          <table:table-cell table:style-name="RegularSustainableConsumption.C25" office:value-type="string">
            <text:p text:style-name="P5"/>
          </table:table-cell>
          <table:table-cell table:style-name="RegularSustainableConsumption.D25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extra3</text:p>
          </table:table-cell>
          <table:table-cell table:style-name="RegularSustainableConsumption.B26" office:value-type="string">
            <text:p text:style-name="P20">Podcast</text:p>
          </table:table-cell>
          <table:table-cell table:style-name="RegularSustainableConsumption.C26" office:value-type="string">
            <text:p text:style-name="P5"/>
          </table:table-cell>
          <table:table-cell table:style-name="RegularSustainableConsumption.D26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Safe Eyes</text:p>
          </table:table-cell>
          <table:table-cell table:style-name="RegularSustainableConsumption.B27" office:value-type="string">
            <text:p text:style-name="P20">Software</text:p>
          </table:table-cell>
          <table:table-cell table:style-name="RegularSustainableConsumption.C27" office:value-type="string">
            <text:p text:style-name="P5"/>
          </table:table-cell>
          <table:table-cell table:style-name="RegularSustainableConsumption.D27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CopyQ</text:p>
          </table:table-cell>
          <table:table-cell table:style-name="RegularSustainableConsumption.B28" office:value-type="string">
            <text:p text:style-name="P20">Software</text:p>
          </table:table-cell>
          <table:table-cell table:style-name="RegularSustainableConsumption.C28" office:value-type="string">
            <text:p text:style-name="P11">X</text:p>
          </table:table-cell>
          <table:table-cell table:style-name="RegularSustainableConsumption.D28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Cuttlefish</text:p>
          </table:table-cell>
          <table:table-cell table:style-name="RegularSustainableConsumption.B29" office:value-type="string">
            <text:p text:style-name="P20">Software</text:p>
          </table:table-cell>
          <table:table-cell table:style-name="RegularSustainableConsumption.C29" office:value-type="string">
            <text:p text:style-name="P5"/>
          </table:table-cell>
          <table:table-cell table:style-name="RegularSustainableConsumption.D29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Audacity</text:p>
          </table:table-cell>
          <table:table-cell table:style-name="RegularSustainableConsumption.B30" office:value-type="string">
            <text:p text:style-name="P20">Software</text:p>
          </table:table-cell>
          <table:table-cell table:style-name="RegularSustainableConsumption.C30" office:value-type="string">
            <text:p text:style-name="P5"/>
          </table:table-cell>
          <table:table-cell table:style-name="RegularSustainableConsumption.D30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Inkscape</text:p>
          </table:table-cell>
          <table:table-cell table:style-name="RegularSustainableConsumption.B31" office:value-type="string">
            <text:p text:style-name="P20">Software</text:p>
          </table:table-cell>
          <table:table-cell table:style-name="RegularSustainableConsumption.C31" office:value-type="string">
            <text:p text:style-name="P5"/>
          </table:table-cell>
          <table:table-cell table:style-name="RegularSustainableConsumption.D31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GIMP</text:p>
          </table:table-cell>
          <table:table-cell table:style-name="RegularSustainableConsumption.B32" office:value-type="string">
            <text:p text:style-name="P20">Software</text:p>
          </table:table-cell>
          <table:table-cell table:style-name="RegularSustainableConsumption.C32" office:value-type="string">
            <text:p text:style-name="P5"/>
          </table:table-cell>
          <table:table-cell table:style-name="RegularSustainableConsumption.D32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Telegram</text:p>
          </table:table-cell>
          <table:table-cell table:style-name="RegularSustainableConsumption.B33" office:value-type="string">
            <text:p text:style-name="P20">Software</text:p>
          </table:table-cell>
          <table:table-cell table:style-name="RegularSustainableConsumption.C33" office:value-type="string">
            <text:p text:style-name="P5"/>
          </table:table-cell>
          <table:table-cell table:style-name="RegularSustainableConsumption.D33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Podcast Addict</text:p>
          </table:table-cell>
          <table:table-cell table:style-name="RegularSustainableConsumption.B34" office:value-type="string">
            <text:p text:style-name="P20">Software</text:p>
          </table:table-cell>
          <table:table-cell table:style-name="RegularSustainableConsumption.C34" office:value-type="string">
            <text:p text:style-name="P5"/>
          </table:table-cell>
          <table:table-cell table:style-name="RegularSustainableConsumption.D34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Thunderbird</text:p>
          </table:table-cell>
          <table:table-cell table:style-name="RegularSustainableConsumption.B35" office:value-type="string">
            <text:p text:style-name="P20">Software</text:p>
          </table:table-cell>
          <table:table-cell table:style-name="RegularSustainableConsumption.C35" office:value-type="string">
            <text:p text:style-name="P5"/>
          </table:table-cell>
          <table:table-cell table:style-name="RegularSustainableConsumption.D35" office:value-type="string">
            <text:p text:style-name="P5"/>
          </table:table-cell>
        </table:table-row>
        <table:table-row>
          <table:table-cell table:style-name="RegularSustainableConsumption.A36" office:value-type="string">
            <text:p text:style-name="P46">Anoise</text:p>
          </table:table-cell>
          <table:table-cell table:style-name="RegularSustainableConsumption.B36" office:value-type="string">
            <text:p text:style-name="P47">I use this software application to generate sounds that help me work in front of my laptop with more calmness</text:p>
          </table:table-cell>
          <table:table-cell table:style-name="RegularSustainableConsumption.C36" office:value-type="string">
            <text:p text:style-name="P48">X</text:p>
          </table:table-cell>
          <table:table-cell table:style-name="RegularSustainableConsumption.D36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Google Chrome</text:p>
          </table:table-cell>
          <table:table-cell table:style-name="RegularSustainableConsumption.B37" office:value-type="string">
            <text:p text:style-name="P20">Software</text:p>
          </table:table-cell>
          <table:table-cell table:style-name="RegularSustainableConsumption.C37" office:value-type="string">
            <text:p text:style-name="P5"/>
          </table:table-cell>
          <table:table-cell table:style-name="RegularSustainableConsumption.D37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/>
          </table:table-cell>
          <table:table-cell table:style-name="RegularSustainableConsumption.B38" office:value-type="string">
            <text:p text:style-name="P21"/>
          </table:table-cell>
          <table:table-cell table:style-name="RegularSustainableConsumption.C38" office:value-type="string">
            <text:p text:style-name="P5"/>
          </table:table-cell>
          <table:table-cell table:style-name="RegularSustainableConsumption.D38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uBlock</text:p>
          </table:table-cell>
          <table:table-cell table:style-name="RegularSustainableConsumption.B39" office:value-type="string">
            <text:p text:style-name="P10">Chrome Extension</text:p>
          </table:table-cell>
          <table:table-cell table:style-name="RegularSustainableConsumption.C39" office:value-type="string">
            <text:p text:style-name="P5"/>
          </table:table-cell>
          <table:table-cell table:style-name="RegularSustainableConsumption.D39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HTTPS Everywhere</text:p>
          </table:table-cell>
          <table:table-cell table:style-name="RegularSustainableConsumption.B40" office:value-type="string">
            <text:p text:style-name="P10">Chrome Extension</text:p>
          </table:table-cell>
          <table:table-cell table:style-name="RegularSustainableConsumption.C40" office:value-type="string">
            <text:p text:style-name="P5"/>
          </table:table-cell>
          <table:table-cell table:style-name="RegularSustainableConsumption.D40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Read Aloud</text:p>
          </table:table-cell>
          <table:table-cell table:style-name="RegularSustainableConsumption.B41" office:value-type="string">
            <text:p text:style-name="P10">Chrome Extension</text:p>
          </table:table-cell>
          <table:table-cell table:style-name="RegularSustainableConsumption.C41" office:value-type="string">
            <text:p text:style-name="P5"/>
          </table:table-cell>
          <table:table-cell table:style-name="RegularSustainableConsumption.D41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Privacy Badger</text:p>
          </table:table-cell>
          <table:table-cell table:style-name="RegularSustainableConsumption.B42" office:value-type="string">
            <text:p text:style-name="P10">Chrome Extension</text:p>
          </table:table-cell>
          <table:table-cell table:style-name="RegularSustainableConsumption.C42" office:value-type="string">
            <text:p text:style-name="P5"/>
          </table:table-cell>
          <table:table-cell table:style-name="RegularSustainableConsumption.D42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New Tab Notes</text:p>
          </table:table-cell>
          <table:table-cell table:style-name="RegularSustainableConsumption.B43" office:value-type="string">
            <text:p text:style-name="P10">Chrome Extension</text:p>
          </table:table-cell>
          <table:table-cell table:style-name="RegularSustainableConsumption.C43" office:value-type="string">
            <text:p text:style-name="P5"/>
          </table:table-cell>
          <table:table-cell table:style-name="RegularSustainableConsumption.D43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9">Autofill</text:p>
          </table:table-cell>
          <table:table-cell table:style-name="RegularSustainableConsumption.B44" office:value-type="string">
            <text:p text:style-name="P10">Chrome Extension</text:p>
          </table:table-cell>
          <table:table-cell table:style-name="RegularSustainableConsumption.C44" office:value-type="string">
            <text:p text:style-name="P5"/>
          </table:table-cell>
          <table:table-cell table:style-name="RegularSustainableConsumption.D44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TSRLT</text:p>
          </table:table-cell>
          <table:table-cell table:style-name="RegularSustainableConsumption.B45" office:value-type="string">
            <text:p text:style-name="P10">Chrome Extension</text:p>
          </table:table-cell>
          <table:table-cell table:style-name="RegularSustainableConsumption.C45" office:value-type="string">
            <text:p text:style-name="P5"/>
          </table:table-cell>
          <table:table-cell table:style-name="RegularSustainableConsumption.D45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Google Calendar</text:p>
          </table:table-cell>
          <table:table-cell table:style-name="RegularSustainableConsumption.B46" office:value-type="string">
            <text:p text:style-name="P10">Web App</text:p>
          </table:table-cell>
          <table:table-cell table:style-name="RegularSustainableConsumption.C46" office:value-type="string">
            <text:p text:style-name="P5"/>
          </table:table-cell>
          <table:table-cell table:style-name="RegularSustainableConsumption.D46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Gmail</text:p>
          </table:table-cell>
          <table:table-cell table:style-name="RegularSustainableConsumption.B47" office:value-type="string">
            <text:p text:style-name="P20">Service</text:p>
          </table:table-cell>
          <table:table-cell table:style-name="RegularSustainableConsumption.C47" office:value-type="string">
            <text:p text:style-name="P5"/>
          </table:table-cell>
          <table:table-cell table:style-name="RegularSustainableConsumption.D47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Gmail Offline</text:p>
          </table:table-cell>
          <table:table-cell table:style-name="RegularSustainableConsumption.B48" office:value-type="string">
            <text:p text:style-name="P22">Service/Web App</text:p>
          </table:table-cell>
          <table:table-cell table:style-name="RegularSustainableConsumption.C48" office:value-type="string">
            <text:p text:style-name="P5"/>
          </table:table-cell>
          <table:table-cell table:style-name="RegularSustainableConsumption.D48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Markdown</text:p>
          </table:table-cell>
          <table:table-cell table:style-name="RegularSustainableConsumption.B49" office:value-type="string">
            <text:p text:style-name="P22">Taxonomy</text:p>
          </table:table-cell>
          <table:table-cell table:style-name="RegularSustainableConsumption.C49" office:value-type="string">
            <text:p text:style-name="P5"/>
          </table:table-cell>
          <table:table-cell table:style-name="RegularSustainableConsumption.D49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ShoutEngine</text:p>
          </table:table-cell>
          <table:table-cell table:style-name="RegularSustainableConsumption.B50" office:value-type="string">
            <text:p text:style-name="P20">Service/ <text:span text:style-name="T15">Web App</text:span></text:p>
          </table:table-cell>
          <table:table-cell table:style-name="RegularSustainableConsumption.C50" office:value-type="string">
            <text:p text:style-name="P5"/>
          </table:table-cell>
          <table:table-cell table:style-name="RegularSustainableConsumption.D50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WhatsApp</text:p>
          </table:table-cell>
          <table:table-cell table:style-name="RegularSustainableConsumption.B51" office:value-type="string">
            <text:p text:style-name="P20"><text:span text:style-name="T15">Android </text:span>App</text:p>
          </table:table-cell>
          <table:table-cell table:style-name="RegularSustainableConsumption.C51" office:value-type="string">
            <text:p text:style-name="P5"/>
          </table:table-cell>
          <table:table-cell table:style-name="RegularSustainableConsumption.D51" office:value-type="string">
            <text:p text:style-name="P5"/>
          </table:table-cell>
        </table:table-row>
        <text:soft-page-break/>
        <table:table-row>
          <table:table-cell table:style-name="RegularSustainableConsumption.A72" office:value-type="string">
            <text:p text:style-name="P6">Skype</text:p>
          </table:table-cell>
          <table:table-cell table:style-name="RegularSustainableConsumption.B52" office:value-type="string">
            <text:p text:style-name="P7">Software</text:p>
          </table:table-cell>
          <table:table-cell table:style-name="RegularSustainableConsumption.C52" office:value-type="string">
            <text:p text:style-name="P5"/>
          </table:table-cell>
          <table:table-cell table:style-name="RegularSustainableConsumption.D52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Facebook</text:p>
          </table:table-cell>
          <table:table-cell table:style-name="RegularSustainableConsumption.B53" office:value-type="string">
            <text:p text:style-name="P20">Service</text:p>
          </table:table-cell>
          <table:table-cell table:style-name="RegularSustainableConsumption.C53" office:value-type="string">
            <text:p text:style-name="P5"/>
          </table:table-cell>
          <table:table-cell table:style-name="RegularSustainableConsumption.D53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Messenger</text:p>
          </table:table-cell>
          <table:table-cell table:style-name="RegularSustainableConsumption.B54" office:value-type="string">
            <text:p text:style-name="P20">Service</text:p>
          </table:table-cell>
          <table:table-cell table:style-name="RegularSustainableConsumption.C54" office:value-type="string">
            <text:p text:style-name="P5"/>
          </table:table-cell>
          <table:table-cell table:style-name="RegularSustainableConsumption.D54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Unison</text:p>
          </table:table-cell>
          <table:table-cell table:style-name="RegularSustainableConsumption.B55" office:value-type="string">
            <text:p text:style-name="P20">Software</text:p>
          </table:table-cell>
          <table:table-cell table:style-name="RegularSustainableConsumption.C55" office:value-type="string">
            <text:p text:style-name="P5"/>
          </table:table-cell>
          <table:table-cell table:style-name="RegularSustainableConsumption.D55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CrashPlan</text:p>
          </table:table-cell>
          <table:table-cell table:style-name="RegularSustainableConsumption.B56" office:value-type="string">
            <text:p text:style-name="P20">Software/Service</text:p>
          </table:table-cell>
          <table:table-cell table:style-name="RegularSustainableConsumption.C56" office:value-type="string">
            <text:p text:style-name="P5"/>
          </table:table-cell>
          <table:table-cell table:style-name="RegularSustainableConsumption.D56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Tasker</text:p>
          </table:table-cell>
          <table:table-cell table:style-name="RegularSustainableConsumption.B57" office:value-type="string">
            <text:p text:style-name="P20"><text:span text:style-name="T16">Android </text:span>App</text:p>
          </table:table-cell>
          <table:table-cell table:style-name="RegularSustainableConsumption.C57" office:value-type="string">
            <text:p text:style-name="P5"/>
          </table:table-cell>
          <table:table-cell table:style-name="RegularSustainableConsumption.D57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Redshift</text:p>
          </table:table-cell>
          <table:table-cell table:style-name="RegularSustainableConsumption.B58" office:value-type="string">
            <text:p text:style-name="P20">Software</text:p>
          </table:table-cell>
          <table:table-cell table:style-name="RegularSustainableConsumption.C58" office:value-type="string">
            <text:p text:style-name="P5"/>
          </table:table-cell>
          <table:table-cell table:style-name="RegularSustainableConsumption.D58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Shutter</text:p>
          </table:table-cell>
          <table:table-cell table:style-name="RegularSustainableConsumption.B59" office:value-type="string">
            <text:p text:style-name="P20">Software</text:p>
          </table:table-cell>
          <table:table-cell table:style-name="RegularSustainableConsumption.C59" office:value-type="string">
            <text:p text:style-name="P5"/>
          </table:table-cell>
          <table:table-cell table:style-name="RegularSustainableConsumption.D59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Albert</text:p>
          </table:table-cell>
          <table:table-cell table:style-name="RegularSustainableConsumption.B60" office:value-type="string">
            <text:p text:style-name="P24">A software application that allows me to open <text:span text:style-name="T17">other </text:span>applications quickly <text:span text:style-name="T18">without the need for a menu</text:span></text:p>
          </table:table-cell>
          <table:table-cell table:style-name="RegularSustainableConsumption.C60" office:value-type="string">
            <text:p text:style-name="P25">X</text:p>
          </table:table-cell>
          <table:table-cell table:style-name="RegularSustainableConsumption.D60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Atom</text:p>
          </table:table-cell>
          <table:table-cell table:style-name="RegularSustainableConsumption.B61" office:value-type="string">
            <text:p text:style-name="P20">Software</text:p>
          </table:table-cell>
          <table:table-cell table:style-name="RegularSustainableConsumption.C61" office:value-type="string">
            <text:p text:style-name="P5"/>
          </table:table-cell>
          <table:table-cell table:style-name="RegularSustainableConsumption.D61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Github</text:p>
          </table:table-cell>
          <table:table-cell table:style-name="RegularSustainableConsumption.B62" office:value-type="string">
            <text:p text:style-name="P20">Service</text:p>
          </table:table-cell>
          <table:table-cell table:style-name="RegularSustainableConsumption.C62" office:value-type="string">
            <text:p text:style-name="P5"/>
          </table:table-cell>
          <table:table-cell table:style-name="RegularSustainableConsumption.D62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Github Pages</text:p>
          </table:table-cell>
          <table:table-cell table:style-name="RegularSustainableConsumption.B63" office:value-type="string">
            <text:p text:style-name="P20">Service</text:p>
          </table:table-cell>
          <table:table-cell table:style-name="RegularSustainableConsumption.C63" office:value-type="string">
            <text:p text:style-name="P5"/>
          </table:table-cell>
          <table:table-cell table:style-name="RegularSustainableConsumption.D63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Git</text:p>
          </table:table-cell>
          <table:table-cell table:style-name="RegularSustainableConsumption.B64" office:value-type="string">
            <text:p text:style-name="P20">Software</text:p>
          </table:table-cell>
          <table:table-cell table:style-name="RegularSustainableConsumption.C64" office:value-type="string">
            <text:p text:style-name="P5"/>
          </table:table-cell>
          <table:table-cell table:style-name="RegularSustainableConsumption.D64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Bountysource</text:p>
          </table:table-cell>
          <table:table-cell table:style-name="RegularSustainableConsumption.B65" office:value-type="string">
            <text:p text:style-name="P20">Service</text:p>
          </table:table-cell>
          <table:table-cell table:style-name="RegularSustainableConsumption.C65" office:value-type="string">
            <text:p text:style-name="P5"/>
          </table:table-cell>
          <table:table-cell table:style-name="RegularSustainableConsumption.D65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Flattr</text:p>
          </table:table-cell>
          <table:table-cell table:style-name="RegularSustainableConsumption.B66" office:value-type="string">
            <text:p text:style-name="P20">Service</text:p>
          </table:table-cell>
          <table:table-cell table:style-name="RegularSustainableConsumption.C66" office:value-type="string">
            <text:p text:style-name="P5"/>
          </table:table-cell>
          <table:table-cell table:style-name="RegularSustainableConsumption.D66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PayPal</text:p>
          </table:table-cell>
          <table:table-cell table:style-name="RegularSustainableConsumption.B67" office:value-type="string">
            <text:p text:style-name="P20">Service</text:p>
          </table:table-cell>
          <table:table-cell table:style-name="RegularSustainableConsumption.C67" office:value-type="string">
            <text:p text:style-name="P5"/>
          </table:table-cell>
          <table:table-cell table:style-name="RegularSustainableConsumption.D67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4">Patreon</text:p>
          </table:table-cell>
          <table:table-cell table:style-name="RegularSustainableConsumption.B68" office:value-type="string">
            <text:p text:style-name="P20">Service</text:p>
          </table:table-cell>
          <table:table-cell table:style-name="RegularSustainableConsumption.C68" office:value-type="string">
            <text:p text:style-name="P5"/>
          </table:table-cell>
          <table:table-cell table:style-name="RegularSustainableConsumption.D68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1">WordPress</text:p>
          </table:table-cell>
          <table:table-cell table:style-name="RegularSustainableConsumption.B69" office:value-type="string">
            <text:p text:style-name="P3">Software/Service</text:p>
          </table:table-cell>
          <table:table-cell table:style-name="RegularSustainableConsumption.C69" office:value-type="string">
            <text:p text:style-name="P5"/>
          </table:table-cell>
          <table:table-cell table:style-name="RegularSustainableConsumption.D69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1"><text:span text:style-name="T7">A</text:span>rchive.is</text:p>
          </table:table-cell>
          <table:table-cell table:style-name="RegularSustainableConsumption.B70" office:value-type="string">
            <text:p text:style-name="P3">Service</text:p>
          </table:table-cell>
          <table:table-cell table:style-name="RegularSustainableConsumption.C70" office:value-type="string">
            <text:p text:style-name="P5"/>
          </table:table-cell>
          <table:table-cell table:style-name="RegularSustainableConsumption.D70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1"><text:span text:style-name="T7">A</text:span>rchive.<text:span text:style-name="T7">org</text:span></text:p>
          </table:table-cell>
          <table:table-cell table:style-name="RegularSustainableConsumption.B71" office:value-type="string">
            <text:p text:style-name="P3">Service</text:p>
          </table:table-cell>
          <table:table-cell table:style-name="RegularSustainableConsumption.C71" office:value-type="string">
            <text:p text:style-name="P5"/>
          </table:table-cell>
          <table:table-cell table:style-name="RegularSustainableConsumption.D71" office:value-type="string">
            <text:p text:style-name="P5"/>
          </table:table-cell>
        </table:table-row>
        <table:table-row>
          <table:table-cell table:style-name="RegularSustainableConsumption.A72" office:value-type="string">
            <text:p text:style-name="P1"><text:span text:style-name="T7">W</text:span>ebcitation.org</text:p>
          </table:table-cell>
          <table:table-cell table:style-name="RegularSustainableConsumption.B72" office:value-type="string">
            <text:p text:style-name="P3">Service</text:p>
          </table:table-cell>
          <table:table-cell table:style-name="RegularSustainableConsumption.C72" office:value-type="string">
            <text:p text:style-name="P5"/>
          </table:table-cell>
          <table:table-cell table:style-name="RegularSustainableConsumption.D72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1">Archieveror</text:p>
          </table:table-cell>
          <table:table-cell table:style-name="RegularSustainableConsumption.B73" office:value-type="string">
            <text:p text:style-name="P23">Chrome Extension</text:p>
          </table:table-cell>
          <table:table-cell table:style-name="RegularSustainableConsumption.C73" office:value-type="string">
            <text:p text:style-name="P5"/>
          </table:table-cell>
          <table:table-cell table:style-name="RegularSustainableConsumption.D73" office:value-type="string">
            <text:p text:style-name="P5"/>
          </table:table-cell>
        </table:table-row>
      </table:table>
      <text:h text:style-name="Heading_20_1" text:outline-level="1">Credits</text:h>
      <text:p text:style-name="P34">I update<text:span text:style-name="T8">d</text:span> this simple website <text:span text:style-name="T8">with</text:span> ♥ <text:span text:style-name="T8">on </text:span><text:span text:style-name="T8"><text:date style:data-style-name="N37" text:date-value="2017-06-03T10:27:48.952332716">06/03/17</text:date></text:span><text:span text:style-name="T8"> </text:span>and want to thank Ubuntu MATE, LibreOffice Writer as well as Github Pages for making this possible. The source code of this page is publicly available<text:note text:id="ftn15" text:note-class="footnote"><text:note-citation>15</text:note-citation><text:note-body><text:p text:style-name="P41"><text:a xlink:type="simple" xlink:href="https://github.com/orschiro/orzanna.de" text:style-name="Internet_20_link" text:visited-style-name="Visited_20_Internet_20_Link">https://github.com/orschiro/orzanna.de</text:a></text:p></text:note-body></text:note>.</text:p>
      <text:h text:style-name="Heading_20_1" text:outline-level="1">Footnot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Orzanna</meta:initial-creator>
    <meta:creation-date>2017-05-27T15:06:20.293875506</meta:creation-date>
    <dc:date>2017-06-03T10:27:48.804275549</dc:date>
    <dc:creator>Robert Orzanna</dc:creator>
    <meta:editing-duration>PT6H34M14S</meta:editing-duration>
    <meta:editing-cycles>68</meta:editing-cycles>
    <meta:generator>LibreOffice/5.3.3.2$Linux_X86_64 LibreOffice_project/30m0$Build-2</meta:generator>
    <dc:subject>Welcome to the personal website of Robert Orzanna</dc:subject>
    <dc:title>Robert Orzanna: #degrowth #ubuntu #minimalism</dc:title>
    <meta:keyword>degrowth</meta:keyword>
    <meta:keyword>sustainable consumption</meta:keyword>
    <meta:keyword>ubuntu</meta:keyword>
    <meta:keyword>linux</meta:keyword>
    <meta:keyword>open-source</meta:keyword>
    <meta:keyword>guitar</meta:keyword>
    <meta:keyword>minimalism</meta:keyword>
    <meta:keyword>podcasts</meta:keyword>
    <meta:keyword>communication</meta:keyword>
    <dc:description>#degrowth #sustainable-consumption #ubuntu #linux #open-source #guitar #minimalism #podcasts #languages</dc:description>
    <meta:document-statistic meta:table-count="1" meta:image-count="0" meta:object-count="0" meta:page-count="4" meta:paragraph-count="187" meta:word-count="881" meta:character-count="5449" meta:non-whitespace-character-count="4751"/>
  </office:meta>
</office:document-meta>
</file>